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fcf3" officeooo:paragraph-rsid="000afcf3"/>
    </style:style>
    <style:style style:name="P2" style:family="paragraph" style:parent-style-name="Standard">
      <style:text-properties officeooo:rsid="000d08fb" officeooo:paragraph-rsid="000d08fb"/>
    </style:style>
    <style:style style:name="P3" style:family="paragraph" style:parent-style-name="Standard">
      <style:text-properties officeooo:rsid="000f01c7" officeooo:paragraph-rsid="000f01c7"/>
    </style:style>
    <style:style style:name="P4" style:family="paragraph" style:parent-style-name="Standard">
      <style:text-properties fo:font-size="8pt" officeooo:rsid="000f01c7" officeooo:paragraph-rsid="000f01c7" style:font-size-asian="8pt" style:font-size-complex="8pt"/>
    </style:style>
    <style:style style:name="P5" style:family="paragraph" style:parent-style-name="Standard">
      <style:text-properties officeooo:rsid="000fb7d9" officeooo:paragraph-rsid="000fb7d9"/>
    </style:style>
    <style:style style:name="P6" style:family="paragraph" style:parent-style-name="Standard">
      <style:text-properties officeooo:rsid="001169e5" officeooo:paragraph-rsid="001169e5"/>
    </style:style>
    <style:style style:name="P7" style:family="paragraph" style:parent-style-name="Standard">
      <style:text-properties officeooo:rsid="001275f0" officeooo:paragraph-rsid="001275f0"/>
    </style:style>
    <style:style style:name="P8" style:family="paragraph" style:parent-style-name="Standard">
      <style:text-properties officeooo:rsid="00127a23" officeooo:paragraph-rsid="00127a23"/>
    </style:style>
    <style:style style:name="P9" style:family="paragraph" style:parent-style-name="Standard">
      <style:text-properties officeooo:rsid="000afcf3" officeooo:paragraph-rsid="000afcf3"/>
    </style:style>
    <style:style style:name="T1" style:family="text">
      <style:text-properties officeooo:rsid="000d08fb"/>
    </style:style>
    <style:style style:name="T2" style:family="text">
      <style:text-properties officeooo:rsid="000d9cf8"/>
    </style:style>
    <style:style style:name="T3" style:family="text">
      <style:text-properties officeooo:rsid="000fb7d9"/>
    </style:style>
    <style:style style:name="T4" style:family="text">
      <style:text-properties officeooo:rsid="001169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In Google Chrome kann per Klick auf das grüne Schloss festgestellt werden, welche Verschlüsselung benutzt wird.</text:p>
      <text:p text:style-name="P1"/>
      <text:p text:style-name="P1"/>
      <text:p text:style-name="P1"/>
      <text:p text:style-name="P1"/>
      <text:p text:style-name="P1"/>
      <text:p text:style-name="P1"/>
      <text:p text:style-name="P1"/>
      <text:p text:style-name="P1"/>
      <text:p text:style-name="P1"/>
      <text:p text:style-name="P1"/>
      <text:p text:style-name="P1">PGP <text:span text:style-name="T1">(Pretty Good Privacy)</text:span></text:p>
      <text:p text:style-name="P1"/>
      <text:p text:style-name="P2">Die PGP Verschlüsselung wurde in ihrer ersten Version 1991 von Phil Zimmermann entwickelt.</text:p>
      <text:p text:style-name="P2">Da PGP ein Asymmetrisches Verschlüsslungsverfahren ist, benötigt der Empfänger der Nachricht einen Öffentlichen und einen Privaten Schlüssel.</text:p>
      <text:p text:style-name="P2">Um Eine Mitteilung zu Verschlüsseln wird vom Sender ein zufälliger Schlüssel generiert, welcher mit dem Öffentlichen Schlüssel des Empfänger Verschlüsselt wird. Der hierdrauß generierte Schlüssel wird benutzt um die Nachricht zu verschlüsseln.</text:p>
      <text:p text:style-name="P2">Der Sender sendet nun die Verschlüsselte Nachricht und den Verschlüsselten zufälligen Schlüssel an den Empfänger.</text:p>
      <text:p text:style-name="P2">Der Empfänger entschlüsselt den Verschlüsselten Schlüssel mit seinen meist Password geschützten Privaten Schlüssel und generiert daraus den zufälligen Schlüssel des Senders.</text:p>
      <text:p text:style-name="P2">Dieser Schlüssel ist Symmetrisch und kann verwendet werden um die Nachricht zu entschlüsseln.</text:p>
      <text:p text:style-name="P2">Das Problem beim Senden solch einer Nachricht ist das der Empfänger nicht weiß ob die Identität des Senders stimmt. Deswegen kann die Nachricht auch Signiert werden. <text:span text:style-name="T2">Beim Signieren wird ein Teil der Nachricht oder die Gesamte Nachricht mit einer Hashfunktion (z.b. SHA-256) zu einen sogenannten Fingerprint umgewandelt. Dieser wird nun mit dem Private Key des Sender verschlüsselt. Der Empfänger entschlüsselt die Signatur mit dem Public Key des Senders und kann dann den Fingerprint der Signatur mit den von ihn Selbst generierten Fingerprint der Nachricht vergleichen.</text:span></text:p>
      <text:p text:style-name="P3">Für die E-Mail Programme Thunderbird und Outlook gibt es einen Erweiterung um PGP zu nutzten.</text:p>
      <text:p text:style-name="P3">Ein Beispiel für die Verschlüsselung:</text:p>
      <text:p text:style-name="P3"/>
      <text:p text:style-name="P3">Die Nachricht:</text:p>
      <text:p text:style-name="P3">PGP Testtext</text:p>
      <text:p text:style-name="P3"/>
      <text:p text:style-name="P3">Verschlüsselt und Unterschrieben:</text:p>
      <text:p text:style-name="P4">-----BEGIN PGP MESSAGE-----</text:p>
      <text:p text:style-name="P4">Charset: utf-8</text:p>
      <text:p text:style-name="P4">Version: GnuPG v2.0.22 (MingW32)</text:p>
      <text:p text:style-name="P4">Comment: Using GnuPG with Thunderbird - http://www.enigmail.net/</text:p>
      <text:p text:style-name="P4"/>
      <text:p text:style-name="P4">hQEMAx3hLWXSVt3sAQgAl8Nf1k/kUMVQYSyZjfAai0BFJje7w+ZvVxR2OrXmvbUs</text:p>
      <text:p text:style-name="P4">wbKjWEI7zf6dF1cU0uteQa01lzXMXX0BfVt+1bgqdvCTU0Rv1BNfc+WC6xxcaKFx</text:p>
      <text:p text:style-name="P4">Ty7ZwEx4NGWVP+bdEEiBuPxnsduI2iS7d9L7yM+UIx6wLo0peoR3PZbK60AnNHnd</text:p>
      <text:p text:style-name="P4">OfAqC2JJ1vY7SXRpJ8/20epLyFYjWDdMfz1cl49lOLSgNvDhTzr1gfaFv/jUOAJn</text:p>
      <text:p text:style-name="P4">5kv4bTRosn5FNMm8V4zEJDU9YX37P4Ao6yeoK0gMIPTRHXc3H+hvP84rcBLaaRfz</text:p>
      <text:p text:style-name="P4">Qgm6GZP9TUaWbZyJ0l0tNUJzzFL+bVcU8BQ+orcMi4UBDAO/15sI8wFQngEIAL7f</text:p>
      <text:p text:style-name="P4">iOedPLVaEVbY1Bhp6kWRKoXyYEe6irRPUJ4O/AbEDMxPiQdWRnAt0BQskaVtiRCX</text:p>
      <text:p text:style-name="P4">b62l1uxjJrPczr1p6F84223FvgDkEF2EOGSzXyMSbgpxrTHmAGZK7AOW1qnmwNSU</text:p>
      <text:p text:style-name="P4">/g7E4IoenYAIKPVj9VAbZG6Xhq3+6uNODwNDv0+EYakNC8UXrzdRU0otUvpKB8XN</text:p>
      <text:p text:style-name="P4">eVWTfk4pPD8vEQ8Ad88z1F3AmxA3EBFBnEsWB1uxpR3uAjzyHeBPyNFlN9KrRavj</text:p>
      <text:p text:style-name="P4">OQc67vBT1C+tyxOK3hoiITQ68lrZB5YNiOGV2tVsMpvBbnfIgnPzqgyM/3g/osbo</text:p>
      <text:p text:style-name="P4">UeFdm+MkTyaRt2hFgazSwLoBB5w5BbNTJtyKoyFBLVOu+MtQLLY3oS0fTu6phf9s</text:p>
      <text:p text:style-name="P4">8irNh6eWoqsmXE+og85TssvsHpgDxgFh/KdRzxzobEebKWgyVJ9f6HNs6vyrL+40</text:p>
      <text:p text:style-name="P4">gfnr31Eclf4QwkSwALPkD3ujy6lYAHkXa65WTaJoftRNR3Iz+pPCwe1lWEji0VEA</text:p>
      <text:p text:style-name="P4"><text:soft-page-break/>oVruWNfj7id6GU6tLbO6ubZuNBt9823UwTw8j7t20V90o9F0hPMTLRA51DX+OdKM</text:p>
      <text:p text:style-name="P4">I7UjBhnLYoQuAYVxgHZOlJGNZz4H1zzOhkdGO8zMvlaXifV1E+EBy4sWIbdtz8kJ</text:p>
      <text:p text:style-name="P4">O6Dkmlu+NdG36V4t5J/W8vgyN4oLjXn1mBUwBkQHtNrTgrEN99AjwahH23ViRM3Y</text:p>
      <text:p text:style-name="P4">/mPxfNqTboM30xPihDFZ0fx8DFipBCGZC7uR9ZSgkgRqPSTiFfWwRzidkAQSAl6Y</text:p>
      <text:p text:style-name="P4">xrJwLPflTOCWQUPv7izgdZtyTS1WozEWi7EsFaUTVehlwfXvzc5rKk/lZEExHmpi</text:p>
      <text:p text:style-name="P4">FSXcmYZuz4ZwM88=</text:p>
      <text:p text:style-name="P4">=gzTf</text:p>
      <text:p text:style-name="P4">-----END PGP MESSAGE-----</text:p>
      <text:p text:style-name="P1"/>
      <text:p text:style-name="P3">Nach dem Entschlüsseln wird in Thunderbird folgener Text angezeigt:</text:p>
      <text:p text:style-name="P3">Entschlüsselte Nachricht; Korrekte Unterschrift von NamedesSenders &lt;Email@des.Senders&gt; </text:p>
      <text:p text:style-name="P3">Schlüssel-ID: 0x68451C66 / Unterschrieben am: 19.01.2015 10:42</text:p>
      <text:p text:style-name="P3"/>
      <text:p text:style-name="P3">PGP Testtext</text:p>
      <text:p text:style-name="P3"/>
      <text:p text:style-name="P3">Der Empfänger kann <text:span text:style-name="T3">außerdem</text:span> Festlegen ob er dem Absender Vertraut.</text:p>
      <text:p text:style-name="P3">Ein Schlüssel dem eine Große Anzahl von Nutzern vertrauen ist mit größerer <text:span text:style-name="T3">Wahrscheinlichkeit</text:span> ein Schlüssel welcher nicht gefälscht ist.</text:p>
      <text:p text:style-name="P3"/>
      <text:p text:style-name="P1">TLS</text:p>
      <text:p text:style-name="P1"/>
      <text:p text:style-name="P3">TLS ist ein <text:span text:style-name="T3">Kryptographie</text:span> Protokoll um sichere Kommunikation über das Internet zu gewähren.</text:p>
      <text:p text:style-name="P5">Hierzu wird ein Session Key erstellt welcher die Daten symmetrisch Verschlüsselt. Dieser wird vorher mit einen Asymmetrischen Key verschlüsselt und vom Server an den Client gesendet.</text:p>
      <text:p text:style-name="P5">Der Symmetrische Key hat die gleiche Struktur wie der Asymmetrische und kann daher nicht von Angreifern als solcher erkannt werden. Ab TLS 1.1 wird der Asymmetrische Key mit SHA-265 statt MD5/SHA-1 erstellt. Der Session Key garantiert eine Höhere Datenrate da er einfacher zu ver/entschlüsseln ist. Damit der Symmetrische Key noch stärke wird ist in ihm die MAC-Adresse der Clients enthalten um zu verhindern das jemand ihn abfängt und auf seinen PC benutzt.</text:p>
      <text:p text:style-name="P5">Auch wird die MAC-Adresse des Servers mit eingebaut um zu verhindern das der Traffic auf einen falschen Server umgeleitet werden kann.</text:p>
      <text:p text:style-name="P5">Die Lebensdauer eines Session Key ist bis der Nutzer alle Verbindungen mit dem Server schließt oder der Server automatisch die Verbindung beendet.</text:p>
      <text:p text:style-name="P5">Das TLS Verfahren kommt in Browsern, E-Mail Clients, IM Programmen, VOIP und anderen zu anwendung.</text:p>
      <text:p text:style-name="P1"/>
      <text:p text:style-name="P1">SS<text:span text:style-name="T4">L</text:span></text:p>
      <text:p text:style-name="P1"/>
      <text:p text:style-name="P7">SSL ist ein Protokoll zum Verschlüsseln von Datenverkehr vorallen bei Remote Shells.</text:p>
      <text:p text:style-name="P7">Es basiert auf einen Asymmetrischen Key. SSH speichert den Public Key von authorisierten Nutzer ab um u verhindern das jedes mal dass Password zum entschlüsseln des Private Keys eingegeben werden muss. Der Datenverkehr an sich ist mit TLS verschlüsselt. Im April 2014 wurde ein Bug in SSL gefunden der es ermöglichte durch einen Buffer Over-Read mehr als nur die verschlüsselte Botschaft vom Server zu bekommen, womit auf Private Key's gestohlen werden können.</text:p>
      <text:p text:style-name="P7">Dies hat zu Folge das nachrischten an diesen Server in Klarschrift gelesen werden können, bis dieser die Lücke behebt. Am 20 May 2014 waren 1,5% von den Top 800000 Alexa Seiten immernoch angreifbar .</text:p>
      <text:p text:style-name="P8">Die Lücke Selbst ist nur In OpenSSL vorhanden gewesen, weshalb ander Implementireungen wie GnuTLS sicher sind.</text:p>
      <text:p text:style-name="P8"/>
      <text:p text:style-name="P7"/>
      <text:p text:style-name="P1"/>
      <text:p text:style-name="P3">RC4</text:p>
      <text:p text:style-name="P1"/>
      <text:p text:style-name="P1"/>
      <text:p text:style-name="P1"><text:soft-page-break/></text:p>
      <text:p text:style-name="P1"/>
      <text:p text:style-name="P1"/>
      <text:p text:style-name="P1"/>
      <text:p text:style-name="P1"/>
      <text:p text:style-name="P3">Quellen</text:p>
      <text:p text:style-name="P3"><text:a xlink:type="simple" xlink:href="http://www.pgp.com/" text:style-name="Internet_20_link" text:visited-style-name="Visited_20_Internet_20_Link">www.pgp.com</text:a></text:p>
      <text:p text:style-name="P3"><text:a xlink:type="simple" xlink:href="http://en.wikipedia.org/wiki/Web_of_trust" text:style-name="Internet_20_link" text:visited-style-name="Visited_20_Internet_20_Link">http://en.wikipedia.org/wiki/Web_of_trust</text:a></text:p>
      <text:p text:style-name="P3"><text:a xlink:type="simple" xlink:href="https://www.gnupg.org/gph/en/manual/x135.html" text:style-name="Internet_20_link" text:visited-style-name="Visited_20_Internet_20_Link">https://www.gnupg.org/gph/en/manual/x135.html</text:a></text:p>
      <text:p text:style-name="P3"><text:a xlink:type="simple" xlink:href="http://www.pgpi.org/doc/pgpintro/" text:style-name="Internet_20_link" text:visited-style-name="Visited_20_Internet_20_Link">http://www.pgpi.org/doc/pgpintro/</text:a></text:p>
      <text:p text:style-name="P3"/>
      <text:p text:style-name="P5"><text:a xlink:type="simple" xlink:href="https://tools.ietf.org/html/rfc5246" text:style-name="Internet_20_link" text:visited-style-name="Visited_20_Internet_20_Link">https://tools.ietf.org/html/rfc5246</text:a></text:p>
      <text:p text:style-name="P6"><text:a xlink:type="simple" xlink:href="http://heartbleed.com/" text:style-name="Internet_20_link" text:visited-style-name="Visited_20_Internet_20_Link">http://heartbleed.com/</text:a></text:p>
      <text:p text:style-name="P6"><text:a xlink:type="simple" xlink:href="https://www.digicert.com/ssl.htm" text:style-name="Internet_20_link" text:visited-style-name="Visited_20_Internet_20_Link">https://www.digicert.com/ssl.htm</text:a></text:p>
      <text:p text:style-name="P6"><text:a xlink:type="simple" xlink:href="http://en.wikipedia.org/wiki/Secure_Shell" text:style-name="Internet_20_link" text:visited-style-name="Visited_20_Internet_20_Link">http://en.wikipedia.org/wiki/Secure_Shell</text:a></text:p>
      <text:p text:style-name="P8"><text:a xlink:type="simple" xlink:href="http://www.spiegel.de/international/germany/inside-the-nsa-s-war-on-internet-security-a-1010361.html" text:style-name="Internet_20_link" text:visited-style-name="Visited_20_Internet_20_Link">http://www.spiegel.de/international/germany/inside-the-nsa-s-war-on-internet-security-a-1010361.html</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9T09:32:19.333000000</meta:creation-date>
    <dc:date>2015-01-19T19:44:05.851000000</dc:date>
    <meta:editing-duration>PT1H16M53S</meta:editing-duration>
    <meta:editing-cycles>3</meta:editing-cycles>
    <meta:generator>LibreOffice/4.3.5.2$Windows_x86 LibreOffice_project/3a87456aaa6a95c63eea1c1b3201acedf0751bd5</meta:generator>
    <meta:document-statistic meta:table-count="0" meta:image-count="0" meta:object-count="0" meta:page-count="3" meta:paragraph-count="69" meta:word-count="655" meta:character-count="5915" meta:non-whitespace-character-count="5330"/>
  </office:meta>
</office:document-meta>
</file>